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monospace" svg:font-family="monospace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6.918in"/>
        </style:tab-stops>
      </style:paragraph-properties>
    </style:style>
    <style:style style:name="P2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P3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5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6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7" style:parent-style-name="Hyperlink" style:family="text">
      <style:text-properties style:font-name="Liberation Mono" style:font-name-asian="Liberation Mono" style:font-name-complex="Liberation Mono"/>
    </style:style>
    <style:style style:name="P8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9" style:parent-style-name="Hyperlink" style:family="text">
      <style:text-properties style:font-name="Liberation Mono" style:font-name-asian="Liberation Mono" style:font-name-complex="Liberation Mono"/>
    </style:style>
    <style:style style:name="P10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1" style:parent-style-name="Hyperlink" style:family="text">
      <style:text-properties style:font-name="Liberation Mono" style:font-name-asian="Liberation Mono" style:font-name-complex="Liberation Mono"/>
    </style:style>
    <style:style style:name="T12" style:parent-style-name="Hyperlink" style:family="text">
      <style:text-properties style:font-name="Liberation Mono" style:font-name-asian="Liberation Mono" style:font-name-complex="Liberation Mono"/>
    </style:style>
    <style:style style:name="T13" style:parent-style-name="Hyperlink" style:family="text">
      <style:text-properties style:font-name="Liberation Mono" style:font-name-asian="Liberation Mono" style:font-name-complex="Liberation Mono"/>
    </style:style>
    <style:style style:name="P14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15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16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17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18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19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20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21" style:parent-style-name="Textbody" style:family="paragraph">
      <style:text-properties style:font-name="monospace"/>
    </style:style>
    <style:style style:name="P22" style:parent-style-name="PreformattedText" style:family="paragraph">
      <style:paragraph-properties fo:margin-bottom="0.1965in"/>
    </style:style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T26" style:parent-style-name="DefaultParagraphFont" style:family="text">
      <style:text-properties style:language-asian="zh" style:country-asian="CN" style:language-complex="ar" style:country-complex="SA"/>
    </style:style>
    <style:style style:name="P27" style:parent-style-name="PreformattedText" style:family="paragraph">
      <style:paragraph-properties fo:margin-bottom="0.1965in"/>
    </style:style>
    <style:style style:name="P28" style:parent-style-name="PreformattedText" style:family="paragraph">
      <style:paragraph-properties fo:margin-bottom="0.1965in"/>
    </style:style>
    <style:style style:name="P29" style:parent-style-name="PreformattedText" style:family="paragraph">
      <style:paragraph-properties fo:margin-bottom="0.1965in"/>
    </style:style>
    <style:style style:name="P30" style:parent-style-name="PreformattedText" style:family="paragraph">
      <style:paragraph-properties fo:margin-bottom="0.1965in"/>
    </style:style>
    <style:style style:name="P31" style:parent-style-name="PreformattedText" style:family="paragraph">
      <style:paragraph-properties fo:margin-bottom="0.1965in"/>
    </style:style>
    <style:style style:name="P32" style:parent-style-name="PreformattedText" style:family="paragraph">
      <style:paragraph-properties fo:margin-bottom="0.1965in"/>
    </style:style>
    <style:style style:name="P33" style:parent-style-name="PreformattedText" style:family="paragraph">
      <style:paragraph-properties fo:margin-bottom="0.1965in"/>
    </style:style>
    <style:style style:name="P34" style:parent-style-name="PreformattedText" style:family="paragraph">
      <style:paragraph-properties fo:margin-bottom="0.1965in"/>
    </style:style>
    <style:style style:name="P35" style:parent-style-name="PreformattedText" style:family="paragraph">
      <style:paragraph-properties fo:margin-bottom="0.1965in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73288529" office:target-frame-name="_top" xlink:show="replace"><text:span text:style-name="Hyperlink">1</text:span><text:tab/>1</text:a></text:p>
          <text:p text:style-name="P2"><text:a xlink:href="#_Toc73288530" office:target-frame-name="_top" xlink:show="replace"><text:span text:style-name="Hyperlink">2</text:span><text:tab/><text:span text:style-name="Hyperlink">Matplotlib</text:span><text:tab/>1</text:a></text:p>
          <text:p text:style-name="P3"><text:a xlink:href="#_Toc73288531" office:target-frame-name="_top" xlink:show="replace"><text:span text:style-name="Hyperlink">2.1</text:span><text:tab/><text:span text:style-name="Hyperlink">A simple case, July 5, 2018</text:span><text:tab/>1</text:a></text:p>
          <text:p text:style-name="P4"><text:a xlink:href="#_Toc73288532" office:target-frame-name="_top" xlink:show="replace"><text:span text:style-name="Hyperlink">2.2</text:span><text:tab/><text:span text:style-name="Hyperlink">plot from a csv file, 4 Sep, 2018</text:span><text:tab/>1</text:a></text:p>
          <text:p text:style-name="P5"><text:a xlink:href="#_Toc73288533" office:target-frame-name="_top" xlink:show="replace"><text:span text:style-name="Hyperlink">2.3</text:span><text:tab/><text:span text:style-name="Hyperlink">Decorations, 4 Sep, 2018</text:span><text:tab/>2</text:a></text:p>
          <text:p text:style-name="P6"><text:a xlink:href="#_Toc73288534" office:target-frame-name="_top" xlink:show="replace"><text:span text:style-name="Hyperlink">2.3.1</text:span><text:tab/><text:span text:style-name="T7">Line</text:span><text:tab/>2</text:a></text:p>
          <text:p text:style-name="P8"><text:a xlink:href="#_Toc73288535" office:target-frame-name="_top" xlink:show="replace"><text:span text:style-name="Hyperlink">2.3.2</text:span><text:tab/><text:span text:style-name="T9">Marker</text:span><text:tab/>2</text:a></text:p>
          <text:p text:style-name="P10"><text:a xlink:href="#_Toc73288536" office:target-frame-name="_top" xlink:show="replace"><text:span text:style-name="Hyperlink">2.3.3</text:span><text:tab/><text:span text:style-name="T11">leg</text:span><text:bookmark-start text:name="_Hlt73288544"/><text:bookmark-start text:name="_Hlt73288545"/><text:span text:style-name="T12">e</text:span><text:bookmark-end text:name="_Hlt73288544"/><text:bookmark-end text:name="_Hlt73288545"/><text:span text:style-name="T13">nd</text:span><text:tab/>2</text:a></text:p>
          <text:p text:style-name="P14"><text:a xlink:href="#_Toc73288537" office:target-frame-name="_top" xlink:show="replace"><text:span text:style-name="Hyperlink">2.3.4</text:span><text:tab/><text:span text:style-name="Hyperlink">Ticks</text:span><text:tab/>2</text:a></text:p>
          <text:p text:style-name="P15"><text:a xlink:href="#_Toc73288538" office:target-frame-name="_top" xlink:show="replace"><text:span text:style-name="Hyperlink">2.3.5</text:span><text:tab/><text:span text:style-name="Hyperlink">xlabel, ylabel</text:span><text:tab/>3</text:a></text:p>
          <text:p text:style-name="P16"><text:a xlink:href="#_Toc73288539" office:target-frame-name="_top" xlink:show="replace"><text:span text:style-name="Hyperlink">2.3.6</text:span><text:tab/><text:span text:style-name="Hyperlink">figure ratio</text:span><text:tab/>3</text:a></text:p>
          <text:p text:style-name="P17"><text:a xlink:href="#_Toc73288540" office:target-frame-name="_top" xlink:show="replace"><text:span text:style-name="Hyperlink">2.3.7</text:span><text:tab/><text:span text:style-name="Hyperlink">save figure as pdf</text:span><text:tab/>3</text:a></text:p>
          <text:p text:style-name="P18"><text:a xlink:href="#_Toc73288541" office:target-frame-name="_top" xlink:show="replace"><text:span text:style-name="Hyperlink">3</text:span><text:tab/><text:span text:style-name="Hyperlink">Operation on files</text:span><text:tab/>3</text:a></text:p>
          <text:p text:style-name="P19"><text:a xlink:href="#_Toc73288542" office:target-frame-name="_top" xlink:show="replace"><text:span text:style-name="Hyperlink">3.1</text:span><text:tab/><text:span text:style-name="Hyperlink">.csv files, Dec. 28, 2018</text:span><text:tab/>3</text:a></text:p>
          <text:p text:style-name="P20"><text:a xlink:href="#_Toc73288543" office:target-frame-name="_top" xlink:show="replace"><text:span text:style-name="Hyperlink">3.1.1</text:span><text:tab/><text:span text:style-name="Hyperlink">read</text:span><text:tab/>3</text:a></text:p>
        </text:index-body>
      </text:table-of-content>
      <text:h text:style-name="Heading1" text:outline-level="1"><text:bookmark-start text:name="__RefHeading__17544_1778572435"/><text:bookmark-start text:name="_Toc73288529"/><text:bookmark-end text:name="__RefHeading__17544_1778572435"/><text:bookmark-end text:name="_Toc73288529"/></text:h>
      <text:h text:style-name="Heading1" text:outline-level="1"><text:bookmark-start text:name="__RefHeading___Toc30272_2070464257"/><text:bookmark-start text:name="_Toc73288530"/>Matplotlib<text:bookmark-end text:name="__RefHeading___Toc30272_2070464257"/><text:bookmark-end text:name="_Toc73288530"/></text:h>
      <text:h text:style-name="Heading2" text:outline-level="2"><text:bookmark-start text:name="__RefHeading___Toc30274_2070464257"/><text:bookmark-start text:name="_Toc73288531"/>A simple case, July 5, 2018<text:bookmark-end text:name="__RefHeading___Toc30274_2070464257"/><text:bookmark-end text:name="_Toc73288531"/></text:h>
      <text:p text:style-name="P21"/>
      <text:p text:style-name="Textbody">Open spider -&gt; create a new file -&gt; input the<text:s/>content from the below website</text:p>
      <text:p text:style-name="Textbody"><text:a xlink:href="https://swcarpentry.github.io/python-novice-gapminder/09-plotting/" office:target-frame-name="_top" xlink:show="replace">https://swcarpentry.github.io/python-novice-gapminder/09-plotting/</text:a></text:p>
      <text:h text:style-name="Heading2" text:outline-level="2"><text:bookmark-start text:name="__RefHeading___Toc3689_739366316"/><text:bookmark-start text:name="_Toc73288532"/>plot from a csv file, 4 Sep, 2018<text:bookmark-end text:name="__RefHeading___Toc3689_739366316"/><text:bookmark-end text:name="_Toc73288532"/></text:h>
      <text:p text:style-name="PreformattedText">import<text:s/>matplotlib.pyplot as plt</text:p>
      <text:p text:style-name="PreformattedText">import csv</text:p>
      <text:p text:style-name="PreformattedText"/>
      <text:p text:style-name="PreformattedText">x = []</text:p>
      <text:p text:style-name="PreformattedText">y = []</text:p>
      <text:p text:style-name="PreformattedText"/>
      <text:p text:style-name="PreformattedText">with open('example.txt','r') as csvfile:</text:p>
      <text:p text:style-name="PreformattedText"><text:s text:c="4"/>plots = csv.reader(csvfile, delimiter=',')</text:p>
      <text:p text:style-name="PreformattedText"><text:s text:c="4"/>for row in plots:</text:p>
      <text:p text:style-name="PreformattedText"><text:s text:c="8"/>x.append(int(row[0]))</text:p>
      <text:p text:style-name="PreformattedText"><text:s text:c="8"/>y.append(int(row[1]))</text:p>
      <text:p text:style-name="PreformattedText"/>
      <text:p text:style-name="PreformattedText">plt.plot(x,y, label='Loaded from<text:s/>file!')</text:p>
      <text:p text:style-name="PreformattedText">plt.xlabel('x')</text:p>
      <text:p text:style-name="PreformattedText">plt.ylabel('y')</text:p>
      <text:p text:style-name="PreformattedText">plt.title('Interesting Graph\nCheck it out')</text:p>
      <text:p text:style-name="PreformattedText">plt.legend()</text:p>
      <text:p text:style-name="P22">plt.show()</text:p>
      <text:p text:style-name="Textbody"><text:a xlink:href="https://pythonprogramming.net/loading-file-data-matplotlib-tutorial/" office:target-frame-name="_top" xlink:show="replace">https://pythonprogramming.net/loading-file-data-matplotlib-tutorial/</text:a></text:p>
      <text:p text:style-name="Textbody"/>
      <text:h text:style-name="Heading2" text:outline-level="2"><text:bookmark-start text:name="__RefHeading___Toc3677_739366316"/><text:bookmark-start text:name="_Toc73288533"/>Decorations, 4 Sep, 2018<text:bookmark-end text:name="__RefHeading___Toc3677_739366316"/><text:bookmark-end text:name="_Toc73288533"/></text:h>
      <text:h text:style-name="Heading3" text:outline-level="3"><text:bookmark-start text:name="__RefHeading___Toc8569_1293439819"/><text:bookmark-start text:name="_Toc73288534"/><text:span text:style-name="SourceText">Line</text:span><text:bookmark-end text:name="__RefHeading___Toc8569_1293439819"/><text:bookmark-end text:name="_Toc73288534"/></text:h>
      <text:p text:style-name="PreformattedText"><text:span text:style-name="SourceText">linewidth=2.0</text:span></text:p>
      <text:p text:style-name="Textbody"><text:a xlink:href="https://matplotlib.org/users/pyplot_tutorial.html" office:target-frame-name="_top" xlink:show="replace"><text:span text:style-name="SourceText">https://matplotlib.org/users/pyplot_tutorial.html</text:span></text:a></text:p>
      <text:p text:style-name="Textbody"/>
      <text:h text:style-name="Heading3" text:outline-level="3"><text:bookmark-start text:name="__RefHeading___Toc8571_1293439819"/><text:bookmark-start text:name="_Toc73288535"/><text:span text:style-name="SourceText">Marker</text:span><text:bookmark-end text:name="__RefHeading___Toc8571_1293439819"/><text:bookmark-end text:name="_Toc73288535"/></text:h>
      <text:p text:style-name="PreformattedText"><text:span text:style-name="SourceText">1.</text:span></text:p>
      <text:p text:style-name="PreformattedText"><text:span text:style-name="SourceText">marker shape</text:span></text:p>
      <text:p text:style-name="PreformattedText"><text:a xlink:href="https://matplotlib.org/api/markers_api.html" office:target-frame-name="_top" xlink:show="replace"><text:span text:style-name="SourceText">https://matplotlib.org/api/markers_api.html</text:span></text:a></text:p>
      <text:p text:style-name="PreformattedText"/>
      <text:p text:style-name="PreformattedText"/>
      <text:p text:style-name="PreformattedText"><text:span text:style-name="SourceText">2.</text:span></text:p>
      <text:p text:style-name="PreformattedText"><text:span text:style-name="SourceText">marker size</text:span></text:p>
      <text:p text:style-name="PreformattedText"><text:span text:style-name="SourceText">,Mew=10,</text:span></text:p>
      <text:p text:style-name="Textbody"/>
      <text:p text:style-name="Textbody"><text:a xlink:href="https://stackoverflow.com/questions/22172565/matplotlib-make-plus-sign-thicker" office:target-frame-name="_top" xlink:show="replace"><text:span text:style-name="SourceText">https://stackoverflow.com/ques</text:span><text:span text:style-name="SourceText">tions/22172565/matplotlib-make-plus-sign-thicker</text:span></text:a></text:p>
      <text:p text:style-name="Textbody"/>
      <text:h text:style-name="Heading3" text:outline-level="3"><text:bookmark-start text:name="__RefHeading___Toc8573_1293439819"/><text:bookmark-start text:name="_Toc73288536"/><text:span text:style-name="SourceText">legend</text:span><text:bookmark-end text:name="__RefHeading___Toc8573_1293439819"/><text:bookmark-end text:name="_Toc73288536"/></text:h>
      <text:list text:style-name="LFO2" text:continue-numbering="true">
        <text:list-item>
          <text:p text:style-name="P23">inserting<text:s/><text:span text:style-name="SourceText">greeks in legend</text:span></text:p>
        </text:list-item>
      </text:list>
      <text:p text:style-name="Textbody"><text:span text:style-name="SourceText">plt.loglog(x,y2,'b+--',label=r'Weak imposition ($\rho$=0)')</text:span></text:p>
      <text:p text:style-name="Textbody"/>
      <text:list text:style-name="LFO2" text:continue-numbering="true">
        <text:list-item>
          <text:p text:style-name="P24"><text:span text:style-name="SourceText">changing the legend location and fontsize.</text:span></text:p>
        </text:list-item>
      </text:list>
      <text:p text:style-name="PreformattedText"><text:span text:style-name="SourceText">plot.legend(loc=2, prop={'size': 6})</text:span></text:p>
      <text:p text:style-name="Textbody"><text:a xlink:href="https://stackoverflow.com/questions/7125009/how-to-change-legend-size-with-matplotlib-pyplot" office:target-frame-name="_top" xlink:show="replace">https://stackoverflow.com/questions/7125009/how-to-change-legend-size-with-matplotlib-pyplot</text:a></text:p>
      <text:list text:style-name="LFO2" text:continue-numbering="true">
        <text:list-item>
          <text:p text:style-name="P25">adding variables in legend</text:p>
        </text:list-item>
      </text:list>
      <text:p text:style-name="Normal"><text:span text:style-name="T26">label = r'power law, $n$ = {} $\times$ 10$^{{{}}}$ cm$^{{-3}}$'.format(c1, c2)</text:span></text:p>
      <text:p text:style-name="Normal"><text:a xlink:href="https://stackoverflow.com/questions/54785758/including-a-variable-on-legend-label-with-special-characters-in-python" office:target-frame-name="_top" xlink:show="replace"><text:span text:style-name="Hyperlink">https://stackoverflow.com/questions/54785758/including-a-variable-on-legend-label-with-special-characters-in-python</text:span></text:a></text:p>
      <text:p text:style-name="Normal"/>
      <text:p text:style-name="Textbody"/>
      <text:h text:style-name="Heading3" text:outline-level="3"><text:bookmark-start text:name="__RefHeading___Toc3679_739366316"/><text:bookmark-start text:name="_Toc73288537"/>Ticks<text:bookmark-end text:name="__RefHeading___Toc3679_739366316"/><text:bookmark-end text:name="_Toc73288537"/></text:h>
      <text:p text:style-name="Textbody">Set the fontsize</text:p>
      <text:p text:style-name="Textbody">Method1:</text:p>
      <text:p text:style-name="PreformattedText"><text:span text:style-name="SourceText">plt.tick_params(axis='both',<text:s/></text:span><text:span text:style-name="SourceText">which='major', labelsize=10)</text:span></text:p>
      <text:p text:style-name="P27"><text:span text:style-name="SourceText">plt.tick_params(axis='both', which='minor', labelsize=8)</text:span></text:p>
      <text:p text:style-name="PreformattedText"><text:span text:style-name="SourceText">Method2:</text:span></text:p>
      <text:p text:style-name="PreformattedText"><text:span text:style-name="SourceText">plt.xticks(fontsize=14, rotation=90)</text:span></text:p>
      <text:p text:style-name="PreformattedText"/>
      <text:p text:style-name="PreformattedText"><text:a xlink:href="https://stackoverflow.com/questions/6390393/matplotlib-make-tick-labels-font-size-smaller" office:target-frame-name="_top" xlink:show="replace"><text:span text:style-name="SourceText">https://stackoverflow.com/questions/6390393/matplotlib-make-tick-labels-font-size-smaller</text:span></text:a></text:p>
      <text:p text:style-name="PreformattedText"/>
      <text:p text:style-name="Textbody"/>
      <text:h text:style-name="Heading3" text:outline-level="3"><text:bookmark-start text:name="__RefHeading___Toc3681_739366316"/><text:bookmark-start text:name="_Toc73288538"/>xlabel, ylabel<text:bookmark-end text:name="__RefHeading___Toc3681_739366316"/><text:bookmark-end text:name="_Toc73288538"/></text:h>
      <text:p text:style-name="Textbody">1.</text:p>
      <text:p text:style-name="Textbody">set the fontsize</text:p>
      <text:p text:style-name="PreformattedText"><text:span text:style-name="SourceText">plt.xlabel('xlabel', fon</text:span><text:span text:style-name="SourceText">tsize=18)</text:span></text:p>
      <text:p text:style-name="P28"><text:span text:style-name="SourceText">plt.ylabel('ylabel', fontsize=16)</text:span></text:p>
      <text:p text:style-name="P29"><text:span text:style-name="SourceText">2.</text:span></text:p>
      <text:p text:style-name="P30"><text:span text:style-name="SourceText">set the coordinate range</text:span></text:p>
      <text:p text:style-name="P31"><text:span text:style-name="SourceText">fig= plt.figure()</text:span></text:p>
      <text:p text:style-name="P32"><text:span text:style-name="SourceText">axes= fig.add_axes([0.1,0.1,0.8,0.8])</text:span></text:p>
      <text:p text:style-name="P33"><text:span text:style-name="SourceText">axes.set_xlim([0,5])</text:span></text:p>
      <text:p text:style-name="P34"><text:span text:style-name="SourceText">axes.set_ylim([0,20])</text:span></text:p>
      <text:p text:style-name="P35"><text:a xlink:href="http://www.learningaboutelectronics.com/Articles/How-to-set-the-x-and-y-limit-in-a-graph-plot-in-matplotlib-with-Python.php" office:target-frame-name="_top" xlink:show="replace"><text:span text:style-name="SourceText">http://www.learningaboutelectronics.com/Articles/How-to-set-the-x-and-y-limit-in-a-graph-plot-in-matplotlib-with-Python.php</text:span></text:a></text:p>
      <text:h text:style-name="Heading3" text:outline-level="3"><text:bookmark-start text:name="__RefHeading___Toc3687_739366316"/><text:bookmark-start text:name="_Toc73288539"/>figure ratio<text:bookmark-end text:name="__RefHeading___Toc3687_739366316"/><text:bookmark-end text:name="_Toc73288539"/></text:h>
      <text:p text:style-name="Textbody">f = plt.figure(figsize=(5, 10))</text:p>
      <text:p text:style-name="Textbody"><text:a xlink:href="https://stackoverflow.com/questions/11328958/save-the-plots-into-a-pdf" office:target-frame-name="_top" xlink:show="replace">https://stackoverflow.com/questions/11328958/save-the-plots-into-a-pdf</text:a></text:p>
      <text:p text:style-name="Textbody"/>
      <text:h text:style-name="Heading3" text:outline-level="3"><text:bookmark-start text:name="__RefHeading___Toc4096_1959915214"/><text:bookmark-start text:name="_Toc73288540"/>save figure as pdf<text:bookmark-end text:name="__RefHeading___Toc4096_1959915214"/><text:bookmark-end text:name="_Toc73288540"/></text:h>
      <text:p text:style-name="PreformattedText"><text:span text:style-name="SourceText">f.savefig("foo.pdf", bbox_inches='tight')</text:span></text:p>
      <text:p text:style-name="Textbody"><text:a xlink:href="https://stackoverflow.com/questions/11328958/save-the-plots-into-a-pdf" office:target-frame-name="_top" xlink:show="replace">https://stackoverflow.com/questions/11328958/save-the-plots-into-a-pdf</text:a></text:p>
      <text:p text:style-name="Textbody"/>
      <text:h text:style-name="Heading1" text:outline-level="1"><text:bookmark-start text:name="_Toc73288541"/>Operation on files<text:bookmark-end text:name="_Toc73288541"/></text:h>
      <text:h text:style-name="Heading2" text:outline-level="2"><text:bookmark-start text:name="_Toc73288542"/>.csv files, Dec. 28, 2018<text:bookmark-end text:name="_Toc73288542"/></text:h>
      <text:h text:style-name="Heading3" text:outline-level="3"><text:bookmark-start text:name="_Toc73288543"/>read<text:bookmark-end text:name="_Toc73288543"/></text:h>
      <text:p text:style-name="ListHeading"><text:bookmark-start text:name="csv.reader"/><text:bookmark-end text:name="csv.reader"/><text:span text:style-name="SourceText">csv.reader</text:span>(<text:span text:style-name="Emphasis">csvfile</text:span>,<text:s/><text:span text:style-name="Emphasis">dialect='excel'</text:span>,<text:s/><text:span text:style-name="Emphasis">**fmtparams</text:span>)</text:p>
      <text:p text:style-name="Textbody">Return a reader object which will iterate over lines in<text:s/>the given<text:s/><text:span text:style-name="Emphasis">csvfile</text:span>.</text:p>
      <text:p text:style-name="Textbody"><text:a xlink:href="https://docs.python.org/3.7/library/csv.html" office:target-frame-name="_top" xlink:show="replace">https://docs.python.org/3.7/library/csv.html</text:a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monospace" svg:font-family="monospace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string" style:display-name="hljs-string" style:family="text" style:parent-style-name="DefaultParagraphFont"/>
    <style:style style:name="hljs-built_in" style:display-name="hljs-built_in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LVL1" style:family="text">
      <style:text-properties style:font-name="Liberation Mono" style:font-name-asian="Liberation Mono" style:font-name-complex="Liberation Mono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05-30T11:11:00Z</dc:date>
    <meta:template xlink:href="Normal.dotm" xlink:type="simple"/>
    <meta:editing-cycles>55</meta:editing-cycles>
    <meta:editing-duration>PT602220S</meta:editing-duration>
    <meta:user-defined meta:name="Info 1"/>
    <meta:user-defined meta:name="Info 2"/>
    <meta:user-defined meta:name="Info 3"/>
    <meta:user-defined meta:name="Info 4"/>
    <meta:document-statistic meta:page-count="1" meta:paragraph-count="9" meta:word-count="736" meta:character-count="4926" meta:row-count="34" meta:non-whitespace-character-count="4199"/>
  </office:meta>
</office:document-meta>
</file>